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style:style>
    <style:style style:name="Table1.A" style:family="table-column">
      <style:table-column-properties style:column-width="2.125in"/>
    </style:style>
    <style:style style:name="Table1.B" style:family="table-column">
      <style:table-column-properties style:column-width="4.8021in"/>
    </style:style>
    <style:style style:name="Table1.1" style:family="table-row">
      <style:table-row-properties style:min-row-height="0.3229in" fo:keep-together="always"/>
    </style:style>
    <style:style style:name="Table1.A1" style:family="table-cell">
      <style:table-cell-properties fo:background-color="#ffb515"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b515"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0.2236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0.05pt solid #000000" fo:border-bottom="none"/>
    </style:style>
    <style:style style:name="Table1.4" style:family="table-row">
      <style:table-row-properties style:min-row-height="0.2722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 fo:padding="0.0382in"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382in"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382in" fo:border-left="0.05pt solid #000000" fo:border-right="0.05pt solid #000000" fo:border-top="none" fo:border-bottom="0.05pt solid #000000"/>
    </style:style>
    <style:style style:name="Table3" style:family="table">
      <style:table-properties style:width="4.7257in" table:align="margins" style:may-break-between-rows="false"/>
    </style:style>
    <style:style style:name="Table3.A" style:family="table-column">
      <style:table-column-properties style:column-width="4.7257in" style:rel-column-width="65535*"/>
    </style:style>
    <style:style style:name="Table3.1" style:family="table-row">
      <style:table-row-properties fo:keep-together="always"/>
    </style:style>
    <style:style style:name="Table3.A1" style:family="table-cell">
      <style:table-cell-properties fo:padding="0.0382in" fo:border="none"/>
    </style:style>
    <style:style style:name="P1" style:family="paragraph" style:parent-style-name="Standard">
      <style:paragraph-properties fo:text-align="start" style:justify-single-word="false"/>
      <style:text-properties fo:font-size="9pt" officeooo:paragraph-rsid="0022d02a" style:font-size-asian="9pt" style:font-size-complex="9pt"/>
    </style:style>
    <style:style style:name="P2" style:family="paragraph" style:parent-style-name="Standard">
      <style:paragraph-properties fo:text-align="start" style:justify-single-word="false"/>
      <style:text-properties fo:font-size="9pt" officeooo:paragraph-rsid="00256769" style:font-size-asian="9pt" style:font-size-complex="9pt"/>
    </style:style>
    <style:style style:name="P3" style:family="paragraph" style:parent-style-name="Title">
      <style:text-properties officeooo:paragraph-rsid="00318d68"/>
    </style:style>
    <style:style style:name="P4" style:family="paragraph" style:parent-style-name="Standard">
      <style:text-properties fo:font-size="9pt" officeooo:paragraph-rsid="002e0e58" style:font-size-asian="9pt" style:font-size-complex="9pt"/>
    </style:style>
    <style:style style:name="P5" style:family="paragraph" style:parent-style-name="Standard">
      <style:text-properties fo:font-size="9pt" officeooo:paragraph-rsid="0035c126" style:font-size-asian="9pt" style:font-size-complex="9pt"/>
    </style:style>
    <style:style style:name="P6" style:family="paragraph" style:parent-style-name="Standard">
      <style:text-properties fo:font-size="9pt" officeooo:paragraph-rsid="0039f8dc" style:font-size-asian="9pt" style:font-size-complex="9pt"/>
    </style:style>
    <style:style style:name="P7" style:family="paragraph" style:parent-style-name="Standard">
      <style:text-properties officeooo:paragraph-rsid="002e0e58"/>
    </style:style>
    <style:style style:name="P8" style:family="paragraph" style:parent-style-name="Standard">
      <style:text-properties style:font-name="Courier 10 Pitch" fo:font-size="9pt" fo:font-weight="bold" officeooo:paragraph-rsid="001f38e1" style:font-size-asian="9pt" style:font-weight-asian="bold" style:font-size-complex="9pt" style:font-weight-complex="bold"/>
    </style:style>
    <style:style style:name="P9" style:family="paragraph" style:parent-style-name="Standard">
      <style:text-properties style:font-name="Courier 10 Pitch" fo:font-size="9pt" fo:font-weight="bold" officeooo:paragraph-rsid="001486c7" style:font-size-asian="9pt" style:font-weight-asian="bold" style:font-size-complex="9pt" style:font-weight-complex="bold"/>
    </style:style>
    <style:style style:name="P10" style:family="paragraph" style:parent-style-name="Standard">
      <style:paragraph-properties fo:margin-left="0.1492in" fo:margin-right="0.0035in" fo:text-indent="0in" style:auto-text-indent="false"/>
      <style:text-properties style:font-name="Courier 10 Pitch" fo:font-size="9pt" fo:font-weight="bold" officeooo:paragraph-rsid="00163409" style:font-size-asian="9pt" style:font-weight-asian="bold" style:font-size-complex="9pt" style:font-weight-complex="bold"/>
    </style:style>
    <style:style style:name="P11" style:family="paragraph" style:parent-style-name="Heading_20_3">
      <style:paragraph-properties fo:margin-top="0in" fo:margin-bottom="0in" style:contextual-spacing="false"/>
      <style:text-properties fo:font-size="10pt" fo:font-weight="normal" officeooo:paragraph-rsid="0032e078" style:font-size-asian="10pt" style:font-weight-asian="normal" style:font-size-complex="10pt" style:font-weight-complex="normal"/>
    </style:style>
    <style:style style:name="P12" style:family="paragraph" style:parent-style-name="Heading_20_3">
      <style:paragraph-properties fo:margin-top="0in" fo:margin-bottom="0in" style:contextual-spacing="false"/>
      <style:text-properties fo:font-size="12pt" officeooo:paragraph-rsid="0039f8dc" style:font-size-asian="12pt" style:font-size-complex="12pt"/>
    </style:style>
    <style:style style:name="P13" style:family="paragraph" style:parent-style-name="Heading_20_3">
      <style:paragraph-properties fo:margin-top="0.0799in" fo:margin-bottom="0.0799in" style:contextual-spacing="false" fo:text-align="center" style:justify-single-word="false"/>
      <style:text-properties style:font-name="Liberation Sans"/>
    </style:style>
    <style:style style:name="P14" style:family="paragraph" style:parent-style-name="Heading_20_4">
      <style:paragraph-properties fo:margin-top="0in" fo:margin-bottom="0in" style:contextual-spacing="false"/>
      <style:text-properties fo:font-size="12pt" officeooo:rsid="0026fbc9" officeooo:paragraph-rsid="0026fbc9" style:font-size-asian="12pt" style:font-size-complex="12pt"/>
    </style:style>
    <style:style style:name="P15" style:family="paragraph" style:parent-style-name="Heading_20_4">
      <style:paragraph-properties fo:margin-top="0in" fo:margin-bottom="0in" style:contextual-spacing="false" fo:break-before="page"/>
      <style:text-properties fo:font-size="12pt" officeooo:rsid="0026fbc9" officeooo:paragraph-rsid="0039f8dc" style:font-size-asian="12pt" style:font-size-complex="12pt"/>
    </style:style>
    <style:style style:name="P16" style:family="paragraph" style:parent-style-name="Title">
      <style:paragraph-properties fo:margin-top="0.1701in" fo:margin-bottom="0in" style:contextual-spacing="false"/>
      <style:text-properties officeooo:paragraph-rsid="0039f8dc"/>
    </style:style>
    <style:style style:name="P17" style:family="paragraph" style:parent-style-name="Table_20_Contents">
      <style:text-properties style:font-name="Courier 10 Pitch" fo:font-size="9pt" fo:font-weight="bold" officeooo:rsid="003ae5ca" officeooo:paragraph-rsid="003a327b" style:font-size-asian="9pt" style:font-weight-asian="bold" style:font-size-complex="9pt" style:font-weight-complex="bold"/>
    </style:style>
    <style:style style:name="P18" style:family="paragraph" style:parent-style-name="Table_20_Contents">
      <style:text-properties style:font-name="Courier 10 Pitch" fo:font-size="9pt" fo:font-weight="bold" officeooo:paragraph-rsid="00163409" style:font-size-asian="9pt" style:font-weight-asian="bold" style:font-size-complex="9pt" style:font-weight-complex="bold"/>
    </style:style>
    <style:style style:name="P19" style:family="paragraph" style:parent-style-name="Table_20_Contents">
      <style:text-properties style:font-name="Courier 10 Pitch" fo:font-size="9pt" style:font-size-asian="9pt" style:font-size-complex="9pt"/>
    </style:style>
    <style:style style:name="P20" style:family="paragraph" style:parent-style-name="Table_20_Contents">
      <style:paragraph-properties fo:text-align="center" style:justify-single-word="false"/>
      <style:text-properties style:font-name="Liberation Sans" fo:font-size="11pt" fo:font-weight="bold" officeooo:paragraph-rsid="0035c126" style:font-size-asian="11pt" style:font-weight-asian="bold" style:font-size-complex="11pt" style:font-weight-complex="bold"/>
    </style:style>
    <style:style style:name="P21" style:family="paragraph" style:parent-style-name="Table_20_Contents">
      <style:text-properties style:font-name="Liberation Sans" fo:font-weight="bold" style:font-weight-asian="bold" style:font-weight-complex="bold"/>
    </style:style>
    <style:style style:name="P22"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Liberation Sans" fo:font-size="10pt" fo:font-weight="normal" officeooo:paragraph-rsid="001dd000" style:font-size-asian="10pt" style:font-weight-asian="normal" style:font-size-complex="10pt" style:font-weight-complex="normal"/>
    </style:style>
    <style:style style:name="P24" style:family="paragraph" style:parent-style-name="Table_20_Contents">
      <style:text-properties style:font-name="Liberation Sans" fo:font-size="8pt" fo:font-weight="normal" style:font-size-asian="8pt" style:font-weight-asian="normal" style:font-size-complex="8pt" style:font-weight-complex="normal"/>
    </style:style>
    <style:style style:name="P25" style:family="paragraph" style:parent-style-name="Table_20_Contents">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26" style:family="paragraph" style:parent-style-name="Table_20_Contents">
      <style:text-properties fo:color="#000080" style:font-name="Liberation Sans" fo:font-weight="bold" style:font-weight-asian="bold" style:font-weight-complex="bold"/>
    </style:style>
    <style:style style:name="P27" style:family="paragraph" style:parent-style-name="Table_20_Contents">
      <style:paragraph-properties fo:text-align="center" style:justify-single-word="false"/>
      <style:text-properties fo:color="#808080" style:font-name="Liberation Sans"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able_20_Contents">
      <style:paragraph-properties fo:margin-left="0.1492in" fo:margin-right="0.0035in" fo:text-indent="0in" style:auto-text-indent="false"/>
      <style:text-properties style:font-name="Courier 10 Pitch" fo:font-size="9pt" fo:font-weight="bold" officeooo:paragraph-rsid="00163409"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10pt" officeooo:rsid="002fa35d" officeooo:paragraph-rsid="0039f8dc" style:font-size-asian="10pt" style:font-size-complex="10pt"/>
    </style:style>
    <style:style style:name="P30" style:family="paragraph" style:parent-style-name="Heading_20_1">
      <style:paragraph-properties fo:margin-top="0in" fo:margin-bottom="0in" style:contextual-spacing="false" fo:text-align="center" style:justify-single-word="false"/>
      <style:text-properties fo:font-size="24pt" officeooo:paragraph-rsid="0026fbc9" style:font-size-asian="24pt" style:font-size-complex="24pt"/>
    </style:style>
    <style:style style:name="T1" style:family="text">
      <style:text-properties style:font-name="Courier 10 Pitch" fo:font-size="8pt" style:font-size-asian="8pt" style:font-size-complex="8pt"/>
    </style:style>
    <style:style style:name="T2" style:family="text">
      <style:text-properties fo:font-variant="normal" fo:text-transform="none" fo:color="#000000" style:font-name="Courier 10 Pitch" fo:font-size="8pt" fo:letter-spacing="normal" fo:font-style="normal" fo:font-weight="normal" fo:background-color="transparent" loext:char-shading-value="0" style:font-size-asian="8pt" style:font-size-complex="8pt"/>
    </style:style>
    <style:style style:name="T3" style:family="text">
      <style:text-properties fo:font-variant="normal" fo:text-transform="none" fo:color="#000000" style:font-name="Courier 10 Pitch" fo:font-size="8pt" fo:letter-spacing="normal" fo:font-style="normal" fo:font-weight="normal" officeooo:rsid="0023272e" fo:background-color="transparent" loext:char-shading-value="0" style:font-size-asian="8pt" style:font-size-complex="8pt"/>
    </style:style>
    <style:style style:name="T4" style:family="text">
      <style:text-properties fo:font-variant="normal" fo:text-transform="none" fo:color="#000000" style:font-name="Courier 10 Pitch" fo:font-size="10pt" fo:letter-spacing="normal" fo:font-style="normal" fo:font-weight="normal" officeooo:rsid="0035c126" fo:background-color="transparent" loext:char-shading-value="0" style:font-size-asian="10pt" style:font-size-complex="10pt"/>
    </style:style>
    <style:style style:name="T5" style:family="text">
      <style:text-properties fo:font-variant="normal" fo:text-transform="none" fo:color="#000000" style:font-name="Consolas" fo:font-size="10.5pt" fo:letter-spacing="normal" fo:font-style="normal" fo:font-weight="normal" fo:background-color="transparent" loext:char-shading-value="0"/>
    </style:style>
    <style:style style:name="T6" style:family="text">
      <style:text-properties fo:font-variant="normal" fo:text-transform="none" fo:color="#000000" style:font-name="Verdana" fo:font-size="8pt" fo:letter-spacing="normal" fo:font-style="normal" fo:font-weight="normal" fo:background-color="transparent" loext:char-shading-value="0" style:font-size-asian="8pt" style:font-size-complex="8pt"/>
    </style:style>
    <style:style style:name="T7" style:family="text">
      <style:text-properties fo:font-variant="normal" fo:text-transform="none" fo:color="#000000" style:font-name="Verdana" fo:font-size="10pt" fo:letter-spacing="normal" fo:font-style="normal" fo:font-weight="normal" officeooo:rsid="0035c126" fo:background-color="transparent" loext:char-shading-value="0" style:font-size-asian="10pt" style:font-size-complex="10pt"/>
    </style:style>
    <style:style style:name="T8" style:family="text">
      <style:text-properties officeooo:rsid="00318d68"/>
    </style:style>
    <style:style style:name="T9" style:family="text">
      <style:text-properties officeooo:rsid="00338215"/>
    </style:style>
    <style:style style:name="T10" style:family="text">
      <style:text-properties officeooo:rsid="0035c126"/>
    </style:style>
    <style:style style:name="T11" style:family="text">
      <style:text-properties officeooo:rsid="0039f8dc"/>
    </style:style>
    <style:style style:name="markdown_bold" style:family="text" style:parent-style-name="Standard">
      <style:text-properties fo:font-weight="bold" style:font-weight-asian="bold" style:font-weight-complex="bold"/>
    </style:style>
    <style:style style:name="markdown_italic" style:family="text"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mplate for Testing Secretary</text:h>
      <text:h text:style-name="P14" text:outline-level="4"/>
      <text:p text:style-name="P3"><text:span text:style-name="T11">1. </text:span>CONTROL FLOW <text:span text:style-name="T9">&amp; VARIABLE PRINTING</text:span></text:p>
      <text:p text:style-name="P7">Let's try a classical country-capital table:</text:p>
      <text:h text:style-name="P11" text:outline-level="3">If used properly, Secretary will always respect the original format in the template.</text:h>
      <text:p text:style-name="Standard"/>
      <table:table table:name="Table1" table:style-name="Table1">
        <table:table-column table:style-name="Table1.A"/>
        <table:table-column table:style-name="Table1.B"/>
        <table:table-header-rows>
          <table:table-row table:style-name="Table1.1">
            <table:table-cell table:style-name="Table1.A1" office:value-type="string">
              <text:h text:style-name="P13" text:outline-level="3">Country</text:h>
            </table:table-cell>
            <table:table-cell table:style-name="Table1.B1" office:value-type="string">
              <text:h text:style-name="P13" text:outline-level="3">Capital</text:h>
            </table:table-cell>
          </table:table-row>
        </table:table-header-rows>
        <table:table-row table:style-name="Table1.3">
          <table:table-cell table:style-name="Table1.A5" table:number-rows-spanned="3" office:value-type="string">
            <text:p text:style-name="P21"><text:span>United States</text:span></text:p>
          </table:table-cell>
          <table:table-cell table:style-name="Table1.B3" office:value-type="string">
            <text:p text:style-name="P26"><text:span>Washington</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3"><text:span>Miami</text:span></text:p>
                </table:table-cell>
              </table:table-row>
              <table:table-row table:style-name="Table3.1">
                <table:table-cell table:style-name="Table3.A1" office:value-type="string">
                  <text:p text:style-name="P23"><text:span>New York</text:span></text:p>
                </table:table-cell>
              </table:table-row>
              <table:table-row table:style-name="Table3.1">
                <table:table-cell table:style-name="Table3.A1" office:value-type="string">
                  <text:p text:style-name="P23"><text:span>California</text:span></text:p>
                </table:table-cell>
              </table:table-row>
              <table:table-row table:style-name="Table3.1">
                <table:table-cell table:style-name="Table3.A1" office:value-type="string">
                  <text:p text:style-name="P23"><text:span>Texas</text:span></text:p>
                </table:table-cell>
              </table:table-row>
              <table:table-row table:style-name="Table3.1">
                <table:table-cell table:style-name="Table3.A1" office:value-type="string">
                  <text:p text:style-name="P23"><text:span>Atlanta</text:span></text:p>
                </table:table-cell>
              </table:table-row>
            </table:table>
            <text:p text:style-name="P24"/>
          </table:table-cell>
        </table:table-row>
        <table:table-row table:style-name="Table1.3">
          <table:table-cell table:style-name="Table1.A5" table:number-rows-spanned="3" office:value-type="string">
            <text:p text:style-name="P21"><text:span>England</text:span></text:p>
          </table:table-cell>
          <table:table-cell table:style-name="Table1.B3" office:value-type="string">
            <text:p text:style-name="P26"><text:span>London</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3"><text:span>Gales</text:span></text:p>
                </table:table-cell>
              </table:table-row>
            </table:table>
            <text:p text:style-name="P24"/>
          </table:table-cell>
        </table:table-row>
        <table:table-row table:style-name="Table1.3">
          <table:table-cell table:style-name="Table1.A5" table:number-rows-spanned="3" office:value-type="string">
            <text:p text:style-name="P21"><text:span>Japan</text:span></text:p>
          </table:table-cell>
          <table:table-cell table:style-name="Table1.B3" office:value-type="string">
            <text:p text:style-name="P26"><text:span>Tokio</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3"><text:span>Hiroshima</text:span></text:p>
                </table:table-cell>
              </table:table-row>
              <table:table-row table:style-name="Table3.1">
                <table:table-cell table:style-name="Table3.A1" office:value-type="string">
                  <text:p text:style-name="P23"><text:span>Nagazaki</text:span></text:p>
                </table:table-cell>
              </table:table-row>
            </table:table>
            <text:p text:style-name="P24"/>
          </table:table-cell>
        </table:table-row>
        <table:table-row table:style-name="Table1.3">
          <table:table-cell table:style-name="Table1.A5" table:number-rows-spanned="3" office:value-type="string">
            <text:p text:style-name="P21"><text:span>Nicaragua</text:span></text:p>
          </table:table-cell>
          <table:table-cell table:style-name="Table1.B3" office:value-type="string">
            <text:p text:style-name="P26"><text:span>Managua</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3"><text:span>Leon</text:span></text:p>
                </table:table-cell>
              </table:table-row>
              <table:table-row table:style-name="Table3.1">
                <table:table-cell table:style-name="Table3.A1" office:value-type="string">
                  <text:p text:style-name="P23"><text:span>Granada</text:span></text:p>
                </table:table-cell>
              </table:table-row>
              <table:table-row table:style-name="Table3.1">
                <table:table-cell table:style-name="Table3.A1" office:value-type="string">
                  <text:p text:style-name="P23"><text:span>Masaya</text:span></text:p>
                </table:table-cell>
              </table:table-row>
            </table:table>
            <text:p text:style-name="P24"/>
          </table:table-cell>
        </table:table-row>
        <table:table-row table:style-name="Table1.3">
          <table:table-cell table:style-name="Table1.A5" table:number-rows-spanned="3" office:value-type="string">
            <text:p text:style-name="P21"><text:span>Argentina</text:span></text:p>
          </table:table-cell>
          <table:table-cell table:style-name="Table1.B3" office:value-type="string">
            <text:p text:style-name="P26"><text:span>Buenos Aires</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7">– not other cities known –</text:p>
                </table:table-cell>
              </table:table-row>
            </table:table>
            <text:p text:style-name="P24"/>
          </table:table-cell>
        </table:table-row>
        <table:table-row table:style-name="Table1.3">
          <table:table-cell table:style-name="Table1.A5" table:number-rows-spanned="3" office:value-type="string">
            <text:p text:style-name="P21"><text:span>Chile</text:span></text:p>
          </table:table-cell>
          <table:table-cell table:style-name="Table1.B3" office:value-type="string">
            <text:p text:style-name="P26"><text:span>Santiago</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7">– not other cities known –</text:p>
                </table:table-cell>
              </table:table-row>
            </table:table>
            <text:p text:style-name="P24"/>
          </table:table-cell>
        </table:table-row>
        <table:table-row table:style-name="Table1.3">
          <table:table-cell table:style-name="Table1.A5" table:number-rows-spanned="3" office:value-type="string">
            <text:p text:style-name="P21"><text:span>Mexico</text:span></text:p>
          </table:table-cell>
          <table:table-cell table:style-name="Table1.B3" office:value-type="string">
            <text:p text:style-name="P26"><text:span>Mexico City</text:span></text:p>
          </table:table-cell>
        </table:table-row>
        <table:table-row table:style-name="Table1.4">
          <table:covered-table-cell/>
          <table:table-cell table:style-name="Table1.B4" office:value-type="string">
            <text:p text:style-name="P22"/>
            <text:p text:style-name="P22">OTHER IMPORTANT CITIES</text:p>
          </table:table-cell>
        </table:table-row>
        <table:table-row table:style-name="Table1.5">
          <table:covered-table-cell/>
          <table:table-cell table:style-name="Table1.B5" office:value-type="string">
            <table:table table:name="Table3" table:style-name="Table3">
              <table:table-column table:style-name="Table3.A"/>
              <table:table-row table:style-name="Table3.1">
                <table:table-cell table:style-name="Table3.A1" office:value-type="string">
                  <text:p text:style-name="P23"><text:span>Puebla</text:span></text:p>
                </table:table-cell>
              </table:table-row>
              <table:table-row table:style-name="Table3.1">
                <table:table-cell table:style-name="Table3.A1" office:value-type="string">
                  <text:p text:style-name="P23"><text:span>Cancun</text:span></text:p>
                </table:table-cell>
              </table:table-row>
            </table:table>
            <text:p text:style-name="P24"/>
          </table:table-cell>
        </table:table-row>
        <table:table-row table:style-name="Table1.7">
          <table:table-cell table:style-name="Table1.A7" table:number-columns-spanned="2" office:value-type="string">
            <text:p text:style-name="P25">Total Countries printed <text:span>7</text:span></text:p>
          </table:table-cell>
          <table:covered-table-cell/>
        </table:table-row>
      </table:table>
      <text:p text:style-name="P4"/>
      <text:p text:style-name="P4"/>
      <text:p text:style-name="P4"><text:span text:style-name="Source_20_Text"><text:span text:style-name="T6"/></text:span></text:p>
      <text:p text:style-name="P5"><text:span text:style-name="Source_20_Text"><text:span text:style-name="T7">Control-Flow using “</text:span></text:span><text:span text:style-name="Source_20_Text"><text:span text:style-name="T4">before::</text:span></text:span><text:span text:style-name="Source_20_Text"><text:span text:style-name="T7">” and “</text:span></text:span><text:span text:style-name="Source_20_Text"><text:span text:style-name="T4">after::</text:span></text:span><text:span text:style-name="Source_20_Text"><text:span text:style-name="T7">”. </text:span></text:span></text:p>
      <text:p text:style-name="P5"/>
      <table:table table:name="Table2" table:style-name="Table2">
        <table:table-column table:style-name="Table2.A"/>
        <table:table-row>
          <table:table-cell table:style-name="Table2.A1" office:value-type="string">
            <text:h text:style-name="P13" text:outline-level="3">Countr<text:span text:style-name="T10">ies</text:span></text:h>
          </table:table-cell>
        </table:table-row>
        <table:table-row>
          <table:table-cell table:style-name="Table2.A2" office:value-type="string">
            <text:p text:style-name="P20"><text:span>United States</text:span></text:p>
          </table:table-cell>
        </table:table-row>
        <table:table-row>
          <table:table-cell table:style-name="Table2.A2" office:value-type="string">
            <text:p text:style-name="P20"><text:span>England</text:span></text:p>
          </table:table-cell>
        </table:table-row>
        <table:table-row>
          <table:table-cell table:style-name="Table2.A2" office:value-type="string">
            <text:p text:style-name="P20"><text:span>Japan</text:span></text:p>
          </table:table-cell>
        </table:table-row>
        <table:table-row>
          <table:table-cell table:style-name="Table2.A2" office:value-type="string">
            <text:p text:style-name="P20"><text:span>Nicaragua</text:span></text:p>
          </table:table-cell>
        </table:table-row>
        <table:table-row>
          <table:table-cell table:style-name="Table2.A2" office:value-type="string">
            <text:p text:style-name="P20"><text:span>Argentina</text:span></text:p>
          </table:table-cell>
        </table:table-row>
        <table:table-row>
          <table:table-cell table:style-name="Table2.A2" office:value-type="string">
            <text:p text:style-name="P20"><text:span>Chile</text:span></text:p>
          </table:table-cell>
        </table:table-row>
        <table:table-row>
          <table:table-cell table:style-name="Table2.A2" office:value-type="string">
            <text:p text:style-name="P20"><text:span>Mexico</text:span></text:p>
          </table:table-cell>
        </table:table-row>
      </table:table>
      <text:p text:style-name="P5"/>
      <text:h text:style-name="P15" text:outline-level="4">This template <text:span text:style-name="T8">file</text:span> test <text:span text:style-name="T8">secretary's markdown filter,</text:span> flow control and variable printing</text:h>
      <text:h text:style-name="P12" text:outline-level="3"/>
      <text:p text:style-name="P16"><text:span text:style-name="T11">2. </text:span>MARKDOWN FILTER</text:p>
      <text:p text:style-name="P29">(content of README.md should be visible below)</text:p>
      <text:p text:style-name="Heading_20_1">SECRETARY</text:p>
      <text:p text:style-name="Standard"><text:a xlink:type="simple" xlink:href="https://pypi.python.org/pypi/secretary">
<img src="https://img.shields.io/pypi/v/secretary.svg"/>
</text:a>
<text:a xlink:type="simple" xlink:href="https://travis-ci.org/christopher-ramirez/secretary">
<img src="https://img.shields.io/travis/christopher-ramirez/secretary.svg"/>
</text:a></text:p>
      <text:p text:style-name="Heading_20_4">Take the power of Jinja2 templates to OpenOffice and LibreOffice and create reports in your web applications.</text:p>
      <text:p text:style-name="Standard"><text:span text:style-name="markdown_bold">Secretary</text:span> allows you to use Open Document Text (ODT) files as templates for rendering reports or letters. Secretary is an alternative solution for creating office documents and reports in OpenDocument Text format from templates that can be visually composed using the OpenOffice.org/LibreOffice Writer word processor.</text:p>
      <text:p text:style-name="Standard">Secretary use <text:a xlink:type="simple" xlink:href="http://jinja.pocoo.org/docs/templates/">the semantics of jinja2 templates</text:a> to render ODT files. Most features in jinja can be used into your ODT templates including variable printing, filters and flow control.</text:p>
      <text:p text:style-name="Standard">Rendered documents are produced in ODT format, and can then be converted to PDF, MS Word or other supported formats using the UNO Bridge or a library like <text:a xlink:type="simple" xlink:href="https://github.com/mirkonasato/pyodconverter">PyODConverter</text:a></text:p>
      <text:p text:style-name="Heading_20_2">Installing</text:p>
      <text:p text:style-name="Preformatted_20_Text"><text:span text:style-name="Preformatted_20_Text"><text:span>pip install secretary<text:line-break/></text:span></text:span></text:p>
      <text:p text:style-name="Heading_20_2">Rendering a Template</text:p>
      <text:p text:style-name="Standard">```python
    from secretary import Renderer</text:p>
      <text:p text:style-name="Preformatted_20_Text"><text:span text:style-name="Preformatted_20_Text"><text:span>engine = Renderer()<text:line-break/>result = engine.render(template, foo=foo, bar=bar)<text:line-break/></text:span></text:span></text:p>
      <text:p text:style-name="Standard">```</text:p>
      <text:p text:style-name="Standard">Secretary implements a class called <text:span text:style-name="Preformatted_20_Text"><text:span>Renderer</text:span></text:span>. <text:span text:style-name="Preformatted_20_Text"><text:span>Renderer</text:span></text:span> takes a single argument called <text:span text:style-name="Preformatted_20_Text"><text:span>environment</text:span></text:span> which is a jinja <text:span text:style-name="markdown_bold"><text:a xlink:type="simple" xlink:href="http://jinja.pocoo.org/docs/api/#jinja2.Environment">Environment</text:a></text:span>.</text:p>
      <text:p text:style-name="Standard">To render a template create an instance of class <text:span text:style-name="Preformatted_20_Text"><text:span>Renderer</text:span></text:span> and call the instance's method <text:span text:style-name="Preformatted_20_Text"><text:span>render</text:span></text:span> passing a template file and template's variables as keyword arguments. <text:span text:style-name="Preformatted_20_Text"><text:span>template</text:span></text:span> can be a filename or a file object. <text:span text:style-name="Preformatted_20_Text"><text:span>render</text:span></text:span> will return the rendered document in binary format.</text:p>
      <text:p text:style-name="Standard">Before rendering a template, you can configure the internal templating engine using the <text:span text:style-name="Preformatted_20_Text"><text:span>Renderer</text:span></text:span> instance's variable <text:span text:style-name="Preformatted_20_Text"><text:span>environment</text:span></text:span>, which is an instance of jinja2 <text:span text:style-name="markdown_bold"><text:a xlink:type="simple" xlink:href="http://jinja.pocoo.org/docs/api/#jinja2.Environment">Environment</text:a></text:span> class. For example, to declare a custom filter use:
```python
    from secretary import Renderer</text:p>
      <text:p text:style-name="Preformatted_20_Text"><text:span text:style-name="Preformatted_20_Text"><text:span>engine = Renderer()<text:line-break/><text:line-break/># Configure custom application filters<text:line-break/>engine.environment.filters['custom_filer'] = filter_function<text:line-break/>result = engine.render(template, foo=foo, bar=bar)<text:line-break/><text:line-break/>output = open('rendered_document.odt', 'wb')<text:line-break/>output.write(result)<text:line-break/></text:span></text:span></text:p>
      <text:p text:style-name="Standard">```</text:p>
      <text:p text:style-name="Heading_20_2">Composing Templates</text:p>
      <text:p text:style-name="Standard">Secretary templates are simple ODT documents. You can create them using Writer. An OpenDocument file is basically a ZIP archive containing some XML files. If you plan to use control flow or conditionals it is a good idea to familiarise yourself a little bit with the OpenDocument XML to understand better what's going on behind the scenes.</text:p>
      <text:p text:style-name="Heading_20_3">Printing Variables</text:p>
      <text:p text:style-name="Standard">Since Secretary use the same template syntax of Jinja2, to print a varible type a double curly braces enclosing the variable, like so:
<text:span text:style-name="Preformatted_20_Text"><text:span>jinja<text:line-break/>    {{ foo.bar }}<text:line-break/>    {{ foo['bar'] }}<text:line-break/></text:span></text:span></text:p>
      <text:p text:style-name="Standard">However, mixing template instructions and normal text into the template document may become confusing and clutter the layout and most important, in most cases will produce invalid ODT documents. Secretary recommends using an alternative way of inserting fields. Insert a visual field in LibreOffice Writer from the menu <text:span text:style-name="Preformatted_20_Text"><text:span>Insert</text:span></text:span> &gt; <text:span text:style-name="Preformatted_20_Text"><text:span>Fields</text:span></text:span> &gt; <text:span text:style-name="Preformatted_20_Text"><text:span>Other...</text:span></text:span> (or just press <text:span text:style-name="Preformatted_20_Text"><text:span>Ctrl+F2</text:span></text:span>), then click on the <text:span text:style-name="Preformatted_20_Text"><text:span>Functions</text:span></text:span> tab and select <text:span text:style-name="Preformatted_20_Text"><text:span>Input field</text:span></text:span>. Click <text:span text:style-name="Preformatted_20_Text"><text:span>Insert</text:span></text:span>. A dialog will appear where you can insert the print instructions. You can even insert simple control flow tags to dynamically change what is printed in the field.</text:p>
      <text:p text:style-name="Standard">Secretary will handle multiline variable values replacing the line breaks with a <text:span text:style-name="Preformatted_20_Text"><text:span>&lt;text:line-break/&gt;</text:span></text:span> tag.</text:p>
      <text:p text:style-name="Heading_20_3">Control Flow</text:p>
      <text:p text:style-name="Standard">Most of the time secretary will handle the internal composing of XML when you insert control flow tags (<text:span text:style-name="Preformatted_20_Text"><text:span>{% for foo in foos %}</text:span></text:span>, <text:span text:style-name="Preformatted_20_Text"><text:span>{% if bar %}</text:span></text:span>, etc and its enclosing tags. This is done by finding the present or absence of other secretary tags within the internal XML tree.</text:p>
      <text:p text:style-name="Heading_20_4">Examples document structures</text:p>
      <text:p text:style-name="Standard"><text:span text:style-name="markdown_bold">Printing multiple records in a table</text:span>
<img src="https://github.com/christopher-ramirez/secretary/blob/development/docs/images/table_01.png" alt="alt tag"/></text:p>
      <text:p text:style-name="Standard"><text:span text:style-name="markdown_bold">Conditional paragraphs</text:span>
<img src="https://github.com/christopher-ramirez/secretary/blob/development/docs/images/conditional_paragraph_01.png" alt="alt tag"/></text:p>
      <text:p text:style-name="Standard">The last example could had been simplified into a single paragraph in Writer like:
<text:span text:style-name="Preformatted_20_Text"><text:span>jinja<text:line-break/>    {% if already_paid %}YOU ALREADY PAID{% else %}YOU HAVEN'T PAID{% endif %}<text:line-break/></text:span></text:span></text:p>
      <text:p text:style-name="Standard"><text:span text:style-name="markdown_bold">Printing a list of names</text:span>
<text:span text:style-name="Preformatted_20_Text"><text:span>jinja<text:line-break/>    {% for name in names %}<text:line-break/>        {{ name }}<text:line-break/>    {% endfor %}<text:line-break/></text:span></text:span></text:p>
      <text:p text:style-name="Standard">Automatic control flow in Secretary will handle the intuitive result of the above examples and similar thereof.</text:p>
      <text:p text:style-name="Standard">Although most of the time the automatic handling of control flow in secretary may be good enough, we still provide an additional method for manual control of the flow. Use the <text:span text:style-name="Preformatted_20_Text"><text:span>reference</text:span></text:span> property of the field to specify where where the control flow tag will be used or internally moved within the XML document:</text:p>
      <text:list xml:id="list262139129990439659">
        <text:list-item>
          <text:p><text:span text:style-name="Preformatted_20_Text"><text:span>paragraph</text:span></text:span>: Whole paragraph containing the field will be replaced with the field content.</text:p>
        </text:list-item>
        <text:list-item>
          <text:p><text:span text:style-name="Preformatted_20_Text"><text:span>before::paragraph</text:span></text:span>: Field content will be moved before the current paragraph.</text:p>
        </text:list-item>
        <text:list-item>
          <text:p><text:span text:style-name="Preformatted_20_Text"><text:span>after::paragraph</text:span></text:span>: Field content will be moved after the current paragraph.</text:p>
        </text:list-item>
        <text:list-item>
          <text:p><text:span text:style-name="Preformatted_20_Text"><text:span>row</text:span></text:span>: The entire table row containing the field will be replace with the field content.</text:p>
        </text:list-item>
        <text:list-item>
          <text:p><text:span text:style-name="Preformatted_20_Text"><text:span>before::row</text:span></text:span>: Field content will be moved before the current table row.</text:p>
        </text:list-item>
        <text:list-item>
          <text:p><text:span text:style-name="Preformatted_20_Text"><text:span>after::row</text:span></text:span>: Field content will be moved after the current table row.</text:p>
        </text:list-item>
        <text:list-item>
          <text:p><text:span text:style-name="Preformatted_20_Text"><text:span>cell</text:span></text:span>: The entire table cell will be replaced with the current field content. Even though this setting is available, it is not recommended. Generated documents may not be what you expected.</text:p>
        </text:list-item>
        <text:list-item>
          <text:p><text:span text:style-name="Preformatted_20_Text"><text:span>before::cell</text:span></text:span>: Same as <text:span text:style-name="Preformatted_20_Text"><text:span>before::row</text:span></text:span> but for a table cell.</text:p>
        </text:list-item>
        <text:list-item>
          <text:p><text:span text:style-name="Preformatted_20_Text"><text:span>after::cell</text:span></text:span>: Same as <text:span text:style-name="Preformatted_20_Text"><text:span>after::row</text:span></text:span> but for a table cell.
&gt; Field content is the control flow tag you insert with the Writer <text:span text:style-name="markdown_italic">input field</text:span></text:p>
        </text:list-item>
      </text:list>
      <text:p text:style-name="Heading_20_3">Hyperlink  Support</text:p>
      <text:p text:style-name="Standard">LibreOffice by default escapes every URL in links, pictures or any other element supporting hyperlink functionallity. This can be a problem if you need to generate dynamic links because your template logic is URL encoded and impossible to be handled by the Jinja engine. Secretary solves this problem by reserving the <text:span text:style-name="Preformatted_20_Text"><text:span>secretary</text:span></text:span> URI scheme. If you need to create dynamic links in your documents, prepend every link with the <text:span text:style-name="Preformatted_20_Text"><text:span>secretary:</text:span></text:span> scheme.</text:p>
      <text:p text:style-name="Standard">So for example if you have the following dynamic link: <text:span text:style-name="Preformatted_20_Text"><text:span>https://mysite/products/{{ product.id }}</text:span></text:span>, prepend it with the <text:span text:style-name="markdown_bold"><text:span text:style-name="Preformatted_20_Text"><text:span>secretary:</text:span></text:span></text:span> scheme, leaving the final link as <text:span text:style-name="Preformatted_20_Text"><text:span>secretary:https://mysite/products/{{ product.id }}</text:span></text:span>.</text:p>
      <text:p text:style-name="Heading_20_3">Image Support</text:p>
      <text:p text:style-name="Standard">Secretary allows you to use placeholder images in templates that will be replaced when rendering the final document. To create a placeholder image on your template:</text:p>
      <text:list xml:id="list339338792291138490">
        <text:list-item>
          <text:p>Insert an image into the document as normal. This image will be replaced when rendering the final document.</text:p>
        </text:list-item>
        <text:list-item>
          <text:p>Change the name of the recently added image to a Jinja2 print tag (the ones with double curly braces). The variable should call the <text:span text:style-name="Preformatted_20_Text"><text:span>image</text:span></text:span> filter, i.e.: Suppose you have a client record (passed to template as <text:span text:style-name="Preformatted_20_Text"><text:span>client</text:span></text:span> object), and a picture of him is stored in the <text:span text:style-name="Preformatted_20_Text"><text:span>picture</text:span></text:span> field. To print the client's picture into a document set the image name to <text:span text:style-name="Preformatted_20_Text"><text:span>{{ client.picture|image }}</text:span></text:span>.</text:p>
        </text:list-item>
      </text:list>
      <blockquote>
        <text:p text:style-name="Standard">To change image name, right click under image, select "Picture..." from the popup menu and navigate to
  "Options" tab.</text:p>
      </blockquote>
      <text:p text:style-name="Heading_20_4">Media loader</text:p>
      <text:p text:style-name="Standard">To load image data, Secretary needs a media loader. The engine by default provides a file system loader which takes the variable value (specified in image name). This value can be a file object containing an image or an absolute or a relative filename to <text:span text:style-name="Preformatted_20_Text"><text:span>media_path</text:span></text:span> passed at <text:span text:style-name="Preformatted_20_Text"><text:span>Renderer</text:span></text:span> instance creation.</text:p>
      <text:p text:style-name="Standard">Since the default media loader is very limited. Users can provide theirs own media loader to the <text:span text:style-name="Preformatted_20_Text"><text:span>Renderer</text:span></text:span> instance. A media loader can perform image retrieval and/or any required transformation of images. The media loader must take the image value from the template and return a tuple whose first item is a file object containing the image. Its second element must be the image mimetype.</text:p>
      <text:p text:style-name="Standard">Example declaring a media loader:
```python
    from secretary import Renderer</text:p>
      <text:p text:style-name="Preformatted_20_Text"><text:span text:style-name="Preformatted_20_Text"><text:span>engine = Renderer()<text:line-break/><text:line-break/>@engine.media_loader<text:line-break/>def db_images_loader(value, *args, *kwargs):<text:line-break/>    # load from images collection the image with `value` id.<text:line-break/>    image = db.images.findOne({'_id': value})<text:line-break/><text:line-break/>    return (image, the_image_mimetype)<text:line-break/><text:line-break/>engine.render(template, **template_vars)<text:line-break/></text:span></text:span></text:p>
      <text:p text:style-name="Standard">``<text:span text:style-name="Preformatted_20_Text"><text:span>The media loader also receive any argument or keywork arguments declared in the template. i.e: If the placeholder image's name is:</text:span></text:span>{{ client.image|image('keep<text:span text:style-name="markdown_italic">ratio', tiny=True)}}<text:span text:style-name="Preformatted_20_Text"><text:span>the media loader will receive: first the value of</text:span></text:span>client.image<text:span text:style-name="Preformatted_20_Text"><text:span>as it first argument; the string</text:span></text:span>keep</text:span>ratio<text:span text:style-name="Preformatted_20_Text"><text:span>as an additional argument and</text:span></text:span>tiny` as a keyword argument.</text:p>
      <text:p text:style-name="Standard">The loader can also access and update the internal <text:span text:style-name="Preformatted_20_Text"><text:span>draw:frame</text:span></text:span> and <text:span text:style-name="Preformatted_20_Text"><text:span>draw:image</text:span></text:span> nodes. The loader receives as a dictionary the attributes of these nodes through <text:span text:style-name="Preformatted_20_Text"><text:span>frame_attrs</text:span></text:span> and <text:span text:style-name="Preformatted_20_Text"><text:span>image_attrs</text:span></text:span> keyword arguments. Is some update is made to these dictionary secretary will update the internal nodes with the changes. This is useful when the placeholder's aspect radio and replacement image's aspect radio are different and you need to keep the aspect ratio of the original image.</text:p>
      <text:p text:style-name="Heading_20_3">Builtin Filters</text:p>
      <text:p text:style-name="Standard">Secretary includes some predefined <text:span text:style-name="markdown_italic">jinja2</text:span> filters. Included filters are:</text:p>
      <text:list xml:id="list262139129990439659">
        <text:list-item>
          <text:p text:style-name="Standard"><text:span text:style-name="markdown_bold">image(value)</text:span>
See <text:span text:style-name="markdown_italic">Image Support</text:span> section above.</text:p>
        </text:list-item>
        <text:list-item>
          <text:p text:style-name="Standard"><text:span text:style-name="markdown_bold">markdown(value)</text:span>
Convert the value, a markdown formated string, into a ODT formated text. Example:</text:p>
          <text:p text:style-name="Preformatted_20_Text"><text:span text:style-name="Preformatted_20_Text"><text:span>{{ invoice.description|markdown }}<text:line-break/></text:span></text:span></text:p>
        </text:list-item>
        <text:list-item>
          <text:p text:style-name="Standard"><text:span text:style-name="markdown_bold">pad(value, length)</text:span>
Pad zeroes to <text:span text:style-name="Preformatted_20_Text"><text:span>value</text:span></text:span> to the left until output value's length be equal to <text:span text:style-name="Preformatted_20_Text"><text:span>length</text:span></text:span>. Default length if 5. Example:</text:p>
          <text:p text:style-name="Preformatted_20_Text"><text:span text:style-name="Preformatted_20_Text"><text:span>{{ invoice.number|pad(6) }}<text:line-break/></text:span></text:span></text:p>
        </text:list-item>
      </text:list>
      <text:p text:style-name="Heading_20_3">Features of jinja2 not supported</text:p>
      <text:p text:style-name="Standard">Secretary supports most of the jinja2 control structure/flow tags. But please avoid using the following tags since they are not supported: <text:span text:style-name="Preformatted_20_Text"><text:span>block</text:span></text:span>, <text:span text:style-name="Preformatted_20_Text"><text:span>extends</text:span></text:span>, <text:span text:style-name="Preformatted_20_Text"><text:span>macro</text:span></text:span>, <text:span text:style-name="Preformatted_20_Text"><text:span>call</text:span></text:span>, <text:span text:style-name="Preformatted_20_Text"><text:span>include</text:span></text:span> and <text:span text:style-name="Preformatted_20_Text"><text:span>import</text:span></text:span>.</text:p>
      <text:p text:style-name="Heading_20_3">Version History</text:p>
      <text:list xml:id="list262139129990439659">
        <text:list-item>
          <text:p><text:span text:style-name="markdown_bold">0.2.19</text:span>: Fix bug in Markdown filter on Python 3. See <text:a xlink:type="simple" xlink:href="https://github.com/christopher-ramirez/secretary/issues/47">#47</text:a>.</text:p>
        </text:list-item>
        <text:list-item>
          <text:p><text:span text:style-name="markdown_bold">0.2.18</text:span>:
<text:list xml:id="list339338792291138490">
<li>Auto escaping of Secretary URL scheme was not working on Python 3.</li>
<li>Is not longer needed to manually set as safe the output value of the markdown filter.</li>
</text:list></text:p>
        </text:list-item>
        <text:list-item>
          <text:p><text:span text:style-name="markdown_bold">0.2.17</text:span>: Performance increase when escaping <text:span text:style-name="Preformatted_20_Text"><text:span>\n</text:span></text:span> and <text:span text:style-name="Preformatted_20_Text"><text:span>\t</text:span></text:span> chars. See <text:a xlink:type="simple" xlink:href="https://github.com/christopher-ramirez/secretary/issues/44">#44</text:a>.</text:p>
        </text:list-item>
        <text:list-item>
          <text:p><text:span text:style-name="markdown_bold">0.2.16</text:span>: Fix store of mimetype in rendered ODT archive.</text:p>
        </text:list-item>
        <text:list-item>
          <text:p><text:span text:style-name="markdown_bold">0.2.15</text:span>: Fix bug reported in #39 escaping Line-Feed and Tab chars inside <text:span text:style-name="Preformatted_20_Text"><text:span>text:</text:span></text:span> elements.</text:p>
        </text:list-item>
        <text:list-item>
          <text:p><text:span text:style-name="markdown_bold">0.2.14</text:span>: Implement dynamic links escaping and fix #33.</text:p>
        </text:list-item>
        <text:list-item>
          <text:p><text:span text:style-name="markdown_bold">0.2.13</text:span>: Fix reported bug in markdown filter outputing emply lists.</text:p>
        </text:list-item>
        <text:list-item>
          <text:p><text:span text:style-name="markdown_bold">0.2.11</text:span>: Fix bug when unescaping <text:span text:style-name="Preformatted_20_Text"><text:span>&amp;quot;</text:span></text:span>, <text:span text:style-name="Preformatted_20_Text"><text:span>&amp;apos;</text:span></text:span>, <text:span text:style-name="Preformatted_20_Text"><text:span>&amp;lt;</text:span></text:span>, <text:span text:style-name="Preformatted_20_Text"><text:span>&amp;gt;</text:span></text:span> and '&amp;' inside Jinja expressions.</text:p>
        </text:list-item>
        <text:list-item>
          <text:p><text:span text:style-name="markdown_bold">0.2.10</text:span>: ---</text:p>
        </text:list-item>
        <text:list-item>
          <text:p><text:span text:style-name="markdown_bold">0.2.9</text:span>: ---</text:p>
        </text:list-item>
        <text:list-item>
          <text:p><text:span text:style-name="markdown_bold">0.2.8</text:span>: Fix #25. Some internal refactorings. Drop the minimal support for Jinja tags in plain text.</text:p>
        </text:list-item>
        <text:list-item>
          <text:p><text:span text:style-name="markdown_bold">0.2.7</text:span>: Truly fix regexps used to unscape XML entities present inside Jinja tags.</text:p>
        </text:list-item>
        <text:list-item>
          <text:p><text:span text:style-name="markdown_bold">0.2.6</text:span>: <text:span text:style-name="markdown_bold">AVOID THIS RELEASE</text:span> ~~Fix regexps used to unscape XML entities present inside Jinja tags.~~</text:p>
        </text:list-item>
        <text:list-item>
          <text:p><text:span text:style-name="markdown_bold">0.2.5</text:span>: Fix issues <text:a xlink:type="simple" xlink:href="https://github.com/christopher-ramirez/secretary/issues/14">#14</text:a> and <text:a xlink:type="simple" xlink:href="https://github.com/christopher-ramirez/secretary/issues/16">#16</text:a>. Thanks to <text:a xlink:type="simple" xlink:href="/DieterBuysAI">DieterBuysAI</text:a> for this release.</text:p>
        </text:list-item>
        <text:list-item>
          <text:p><text:span text:style-name="markdown_bold">0.2.4</text:span>: Fix an UnicodeEncodeError exception raised scaping tab chars.</text:p>
        </text:list-item>
        <text:list-item>
          <text:p><text:span text:style-name="markdown_bold">0.2.3</text:span>: Fix issue <text:a xlink:type="simple" xlink:href="https://github.com/christopher-ramirez/secretary/issues/12">#12</text:a>.</text:p>
        </text:list-item>
        <text:list-item>
          <text:p><text:span text:style-name="markdown_bold">0.2.2</text:span>: Introduce image support.</text:p>
        </text:list-item>
        <text:list-item>
          <text:p><text:span text:style-name="markdown_bold">0.2.1</text:span>: Fix issue <text:a xlink:type="simple" xlink:href="https://github.com/christopher-ramirez/secretary/issues/8">#8</text:a></text:p>
        </text:list-item>
        <text:list-item>
          <text:p><text:span text:style-name="markdown_bold">0.2.0</text:span>: <text:span text:style-name="markdown_bold">Backward incompatible release</text:span>. Still compatible with existing templates. Introduce auto flow handling, better logging and minor bug fixes.</text:p>
        </text:list-item>
        <text:list-item>
          <text:p><text:span text:style-name="markdown_bold">0.1.1</text:span>: New markdown filter. Introduce new flow control aliases. Bug fixes.</text:p>
        </text:list-item>
        <text:list-item>
          <text:p><text:span text:style-name="markdown_bold">0.1.0</text:span>: 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erif"/>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9pt" officeooo:paragraph-rsid="0022d02a" style:font-size-asian="9pt" style:font-size-complex="9pt"/>
    </style:style>
    <style:style style:name="MP2" style:family="paragraph" style:parent-style-name="Standard">
      <style:paragraph-properties fo:text-align="start" style:justify-single-word="false"/>
      <style:text-properties fo:font-size="9pt" officeooo:paragraph-rsid="00256769" style:font-size-asian="9pt" style:font-size-complex="9pt"/>
    </style:style>
    <style:style style:name="MT1" style:family="text">
      <style:text-properties style:font-name="Courier 10 Pitch" fo:font-size="8pt" style:font-size-asian="8pt" style:font-size-complex="8pt"/>
    </style:style>
    <style:style style:name="MT2" style:family="text">
      <style:text-properties fo:font-variant="normal" fo:text-transform="none" fo:color="#000000" style:font-name="Courier 10 Pitch" fo:font-size="8pt" fo:letter-spacing="normal" fo:font-style="normal" fo:font-weight="normal" fo:background-color="transparent" loext:char-shading-value="0" style:font-size-asian="8pt" style:font-size-complex="8pt"/>
    </style:style>
    <style:style style:name="MT3" style:family="text">
      <style:text-properties fo:font-variant="normal" fo:text-transform="none" fo:color="#000000" style:font-name="Courier 10 Pitch" fo:font-size="8pt" fo:letter-spacing="normal" fo:font-style="normal" fo:font-weight="normal" officeooo:rsid="0023272e" fo:background-color="transparent" loext:char-shading-value="0"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his document was rendered on </text:span><text:span text:style-name="MT1"><text:span>2024-06-20 11:10:33.194061</text:span></text:span><text:span text:style-name="Source_20_Text"><text:span text:style-name="MT2"> with Secretary.</text:span></text:span></text:p>
        <text:p text:style-name="MP2"><text:span text:style-name="Source_20_Text"><text:span text:style-name="MT3"><text:span>7</text:span></text:span></text:span><text:span text:style-name="Source_20_Text"><text:span text:style-name="MT3"> countries print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23:41:25</meta:creation-date>
    <dc:date>2014-06-16T11:01:45.609593678</dc:date>
    <meta:editing-duration>PT9H34M24S</meta:editing-duration>
    <meta:editing-cycles>109</meta:editing-cycles>
    <meta:generator>LibreOffice/4.2.4.2$Linux_x86 LibreOffice_project/420m0$Build-2</meta:generator>
    <meta:document-statistic meta:table-count="3" meta:image-count="0" meta:object-count="0" meta:page-count="2" meta:paragraph-count="30" meta:word-count="175" meta:character-count="959" meta:non-whitespace-character-count="847"/>
  </office:meta>
</office:document-meta>
</file>